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2000000600006D6300005209D454197D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outline1">
      <style:graphic-properties draw:auto-grow-height="true" fo:min-height="13.86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fo:min-height="3.256cm"/>
    </style:style>
    <style:style style:name="pr5" style:family="presentation" style:parent-style-name="Plantilla_25_20Presentacion-outline1">
      <style:graphic-properties fo:min-height="13.609cm"/>
    </style:style>
    <style:style style:name="pr6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.248cm" style:use-optimal-column-width="false"/>
    </style:style>
    <style:style style:name="co2" style:family="table-column">
      <style:table-column-properties style:column-width="11.252cm" style:use-optimal-column-width="false"/>
    </style:style>
    <style:style style:name="co3" style:family="table-column">
      <style:table-column-properties style:column-width="22.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013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Control de Revisione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>Modelado de requisitos (17/04/10)</text:span></text:p>
              </text:list-item>
              <text:list-item>
                <text:p text:style-name="P2"><text:span text:style-name="T1">Análisis (23/04/10)</text:span></text:p>
              </text:list-item>
              <text:list-item>
                <text:p text:style-name="P2"><text:span text:style-name="T1">Diseño (4/05/1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>
          <draw:text-box>
            <text:p>Modelado de Requisit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Errores más significativos:</text:p>
                <text:p/>
                <text:p/>
                <text:p/>
              </text:list-header>
            </text:list>
          </draw:text-box>
        </draw:frame>
        <draw:custom-shape draw:style-name="gr3" draw:text-style-name="P1" draw:layer="layout" svg:width="1.5cm" svg:height="2cm" svg:x="7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22.499cm" svg:height="0.972cm" svg:x="2.5cm" svg:y="6.8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rimeros sintomas de efecto caché</text:p>
              </table:table-cell>
              <table:table-cell>
                <text:p text:style-name="P3">Diagramas de secuencia ambiguo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1" draw:layer="layout" svg:width="1.5cm" svg:height="2cm" svg:x="18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7.5cm" svg:height="1.5cm" svg:x="4.5cm" svg:y="11.5cm">
          <text:p text:style-name="P1">Facturas memoria / BD</text:p>
        </draw:rect>
        <draw:rect draw:style-name="gr4" draw:text-style-name="P1" draw:layer="layout" svg:width="7.5cm" svg:height="1.5cm" svg:x="15.5cm" svg:y="11.5cm">
          <text:p text:style-name="P1">Devolución de varios tipos</text:p>
          <text:p text:style-name="P1"><text:s/>en mismo método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256cm" svg:x="1.4cm" svg:y="0.962cm" presentation:class="title" presentation:user-transformed="true">
          <draw:text-box>
            <text:p>Análisis</text:p>
          </draw:text-box>
        </draw:frame>
        <draw:frame presentation:style-name="pr5" draw:layer="layout" svg:width="25.199cm" svg:height="13.609cm" svg:x="1.401cm" svg:y="4.915cm" presentation:class="outline" presentation:user-transformed="true">
          <draw:text-box>
            <text:list text:style-name="L2">
              <text:list-header>
                <text:p>Errores más significativos:</text:p>
                <text:p/>
                <text:p/>
                <text:p/>
              </text:list-header>
            </text:list>
          </draw:text-box>
        </draw:frame>
        <draw:frame draw:style-name="standard" draw:layer="layout" svg:width="22.499cm" svg:height="0.972cm" svg:x="2.501cm" svg:y="6.88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Encapsulación</text:p>
              </table:table-cell>
              <table:table-cell>
                <text:p text:style-name="P3">Contratos poco especificado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1" draw:layer="layout" svg:width="1.5cm" svg:height="2cm" svg:x="7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10cm" svg:height="1.5cm" svg:x="3.2cm" svg:y="11.5cm">
          <text:p text:style-name="P1">Abuso de códigos como parámetro</text:p>
        </draw:rect>
        <draw:custom-shape draw:style-name="gr3" draw:text-style-name="P1" draw:layer="layout" svg:width="1.5cm" svg:height="2cm" svg:x="19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11.5cm" svg:height="1.5cm" svg:x="14cm" svg:y="11.5cm">
          <text:p text:style-name="P1">Completitud: Salidas / Postcondiciones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">
        <office:forms form:automatic-focus="false" form:apply-design-mode="false"/>
        <draw:frame draw:style-name="gr5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</text:p>
          </draw:text-box>
        </draw:frame>
        <draw:frame presentation:style-name="pr2" draw:layer="layout" svg:width="25.199cm" svg:height="13.86cm" svg:x="1.4cm" svg:y="4.914cm" presentation:class="outline">
          <draw:text-box>
            <text:p>Errores más significativos:</text:p>
          </draw:text-box>
        </draw:frame>
        <draw:frame draw:style-name="standard" draw:layer="layout" svg:width="22.499cm" svg:height="1.012cm" svg:x="2.556cm" svg:y="6.88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3">D. Colaboración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1" draw:layer="layout" svg:width="1.5cm" svg:height="2cm" svg:x="7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7.5cm" svg:height="1.5cm" svg:x="4.5cm" svg:y="11.5cm">
          <text:p text:style-name="P1">Ausencia de interfaces</text:p>
          <text:p text:style-name="P1">intermedias</text:p>
        </draw:rect>
        <draw:custom-shape draw:style-name="gr3" draw:text-style-name="P1" draw:layer="layout" svg:width="1.5cm" svg:height="2cm" svg:x="18.5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" draw:text-style-name="P1" draw:layer="layout" svg:width="9.5cm" svg:height="1.5cm" svg:x="15cm" svg:y="11.5cm">
          <text:p text:style-name="P1">Ausencia del curso normal del</text:p>
          <text:p text:style-name="P1">Diagrama. Exceso de notas</text:p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17:47:29</meta:creation-date>
    <meta:editing-duration>PT00H40M04S</meta:editing-duration>
    <meta:editing-cycles>14</meta:editing-cycles>
    <meta:generator>OpenOffice.org/3.2$Win32 OpenOffice.org_project/320m12$Build-9483</meta:generator>
    <dc:date>2010-05-11T21:39:16.47</dc:date>
    <dc:creator>Carlos Salas Morales</dc:creator>
    <meta:document-statistic meta:object-count="57"/>
  </office:meta>
</office:document-meta>
</file>